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dd3de" loext:opacity="100%" style:font-name="Consolas" fo:font-size="10.5pt" fo:font-weight="normal" fo:background-color="#1b2b34"/>
    </style:style>
    <style:style style:name="P2" style:family="paragraph" style:parent-style-name="Standard">
      <style:text-properties fo:font-size="16pt" style:font-size-asian="16pt" style:font-size-complex="16pt"/>
    </style:style>
    <style:style style:name="T1" style:family="text">
      <style:text-properties fo:color="#f99157" loext:opacity="100%"/>
    </style:style>
    <style:style style:name="T2" style:family="text">
      <style:text-properties fo:color="#f99157" loext:opacity="100%" style:font-name="Consolas" fo:font-size="10.5pt" fo:font-weight="normal"/>
    </style:style>
    <style:style style:name="T3" style:family="text">
      <style:text-properties fo:color="#6699cc" loext:opacity="100%"/>
    </style:style>
    <style:style style:name="T4" style:family="text">
      <style:text-properties fo:color="#5fb3b3" loext:opacity="100%"/>
    </style:style>
    <style:style style:name="T5" style:family="text">
      <style:text-properties fo:color="#5fb3b3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c594c5" loext:opacity="100%"/>
    </style:style>
    <style:style style:name="T8" style:family="text">
      <style:text-properties fo:color="#99c794" loext:opacity="100%"/>
    </style:style>
    <style:style style:name="T9" style:family="text">
      <style:text-properties fo:color="#99c794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cise 2 Задание на создание правильных типов данных</text:p>
      <text:p text:style-name="P2"/>
      <text:p text:style-name="P2">1. Создайте переменную с названием магазина (магазин - store, имя - name)</text:p>
      <text:p text:style-name="P2"><text:tab/>и поместите в неё любое название на ваш выбор.</text:p>
      <text:p text:style-name="P2">2. Создайте объект под названием storeDescription</text:p>
      <text:p text:style-name="P2">3. Во внутрь этого объекта напрямую поместите свойство budget и укажите его как 10000.</text:p>
      <text:p text:style-name="P2"><text:tab/>Напрямую - это сразу внутри фигурных скобок, мы его расширяем на месте</text:p>
      <text:p text:style-name="P2">4. Во внутрь объекта storeDescription напрямую поместите свойство employees.</text:p>
      <text:p text:style-name="P2"><text:tab/>Это должен быть массив, который содержит имена трех сотрудников на ваш выбор</text:p>
      <text:p text:style-name="P2">5. Во внутрь объекта storeDescription напрямую поместите свойство products.</text:p>
      <text:p text:style-name="P2"><text:tab/>Это должен быть тоже объект, который содержит два товара и их цену.</text:p>
      <text:p text:style-name="P2"><text:tab/>То есть, нужно создать пару ключ-значение в виде товар: цена Данные на ваш выбор.</text:p>
      <text:p text:style-name="P2">6. Во внутрь объекта storeDescription напрямую поместите свойство open. Тут можно контролировать:</text:p>
      <text:p text:style-name="P2"><text:tab/>или магазин открыт, или закрыт, то есть логическое значение. Сделайте его открытым</text:p>
      <text:p text:style-name="P2"/>
      <text:p text:style-name="P2">const storeName = 'My store';</text:p>
      <text:p text:style-name="P2">const storeDescription = {</text:p>
      <text:p text:style-name="P2"><text:s text:c="3"/>budget:10000,</text:p>
      <text:p text:style-name="P2"><text:s text:c="3"/>emploes:['Elya', 'Sveta', 'Ira'],</text:p>
      <text:p text:style-name="P2"><text:s text:c="3"/>products: {cofe: 20, tee: 10},</text:p>
      <text:p text:style-name="P2"><text:s text:c="3"/>open:true</text:p>
      <text:p text:style-name="P2">};</text:p>
      <text:p text:style-name="P2">console.log(storeName);</text:p>
      <text:p text:style-name="P2">console.log(storeDescription);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22:32:48.358000000</meta:creation-date>
    <dc:date>2024-01-16T22:40:19.528000000</dc:date>
    <meta:editing-duration>PT7M31S</meta:editing-duration>
    <meta:editing-cycles>1</meta:editing-cycles>
    <meta:document-statistic meta:table-count="0" meta:image-count="0" meta:object-count="0" meta:page-count="1" meta:paragraph-count="22" meta:word-count="163" meta:character-count="1144" meta:non-whitespace-character-count="985"/>
    <meta:generator>LibreOffice/7.1.2.2$Windows_X86_64 LibreOffice_project/8a45595d069ef5570103caea1b71cc9d82b2aae4</meta:generator>
  </office:meta>
</office:document-meta>
</file>